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16.15pt" style:use-optimal-row-height="false" fo:break-before="auto"/>
    </style:style>
    <style:style style:name="ro13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Zircón con biotit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órficas - hipidiomórficas con secciones prismáticas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uy 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apreciable<text:s/>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Aureolas metamícticas alrededor de los cristales de biot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De 3º y 4º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No apreciable<text:s/>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apreciable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05" table:style-name="ce6">
            <text:p>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Biotita 60%</text:p>
          </table:table-cell>
          <table:table-cell office:value-type="string" table:style-name="ce5">
            <text:p>Cuarzo 20%</text:p>
          </table:table-cell>
          <table:table-cell office:value-type="string" table:style-name="ce1">
            <text:p>Feldespatos 15%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5"/>
          <table:table-cell table:number-columns-repeated="16382" table:style-name="ce1"/>
        </table:table-row>
        <table:table-row table:number-rows-repeated="1048574" table:style-name="ro7">
          <table:table-cell table:number-columns-repeated="16384"/>
        </table:table-row>
      </table:table>
      <table:table table:name="Full3" table:style-name="ta1">
        <table:table-column table:style-name="co8" table:default-cell-style-name="ce1"/>
        <table:table-column table:style-name="co9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Zircón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9">
            <text:p>ZrSiO<text:span text:style-name="T1">4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Cristales que suelen ser hipidiomórficos o idiomórficos con hábitos prismáticos y bipiràmidales, pueden ser redondeados o corroídos y a veces criptocristalinos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Relieve</text:p>
          </table:table-cell>
          <table:table-cell office:value-type="string" table:style-name="ce5">
            <text:p>Muy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0">
            <text:p>Incoloro pero puede presentar tonos marrones o verdos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{110} imperfec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Alteración</text:p>
          </table:table-cell>
          <table:table-cell office:value-type="string" table:style-name="ce5">
            <text:p>A menudo incluido en biotita, donde puede formar un círculo negro alrededor de zircón (aureolas metamícticas) por la pérdida de cristalinidad debida a la presencia de elementos radiactivos (Th, U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4º orden aunque puede isotropizarse por metamictiz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Muy 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18:44Z</dc:date>
    <meta:editing-cycles>9</meta:editing-cycles>
    <meta:editing-duration>PT4012S</meta:editing-duration>
  </office:meta>
</office:document-meta>
</file>